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 bambino lascia il pianeta nativo e giunge sulla Terra, qui entra in contatto con il mondo dei grandi: con disarmante semplicità ne mette a nudo l'assurdità e l'aridità del cuore. Sono la comprensione e la complicità del bambino, addormentato e dimenticato dentro ciascuno di noi, che l'autore invoca per afferrare la saggezza di un pensiero limpido e profondo, che scaturisce dal cuor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56:41.849000000</dc:date>
    <meta:editing-duration>PT8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63" meta:character-count="389" meta:non-whitespace-character-count="326"/>
  </office:meta>
</office:document-meta>
</file>